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fo:font-size="14pt" officeooo:rsid="003201e5" officeooo:paragraph-rsid="0015778f" fo:background-color="transparent" style:font-size-asian="14pt" style:font-size-complex="14pt"/>
    </style:style>
    <style:style style:name="P3" style:family="paragraph" style:parent-style-name="Text_20_body">
      <style:text-properties fo:font-size="14pt" officeooo:rsid="003201e5" officeooo:paragraph-rsid="01600df9" fo:background-color="transparent" style:font-size-asian="14pt" style:font-size-complex="14pt"/>
    </style:style>
    <style:style style:name="P4" style:family="paragraph" style:parent-style-name="Text_20_body">
      <style:text-properties fo:font-size="14pt" officeooo:rsid="003201e5" officeooo:paragraph-rsid="01637ad9" fo:background-color="transparent" style:font-size-asian="14pt" style:font-size-complex="14pt"/>
    </style:style>
    <style:style style:name="P5" style:family="paragraph" style:parent-style-name="Text_20_body">
      <style:text-properties fo:font-size="14pt" officeooo:rsid="0180466c" officeooo:paragraph-rsid="0180466c" fo:background-color="transparent" style:font-size-asian="14pt" style:font-size-complex="14pt"/>
    </style:style>
    <style:style style:name="P6" style:family="paragraph" style:parent-style-name="Text_20_body">
      <style:text-properties fo:font-size="14pt" officeooo:rsid="01817dcd" officeooo:paragraph-rsid="01817dcd" fo:background-color="transparent" style:font-size-asian="14pt" style:font-size-complex="14pt"/>
    </style:style>
    <style:style style:name="P7" style:family="paragraph" style:parent-style-name="Text_20_body">
      <style:text-properties fo:font-size="14pt" officeooo:rsid="0182e29c" officeooo:paragraph-rsid="0182e29c" fo:background-color="transparent" style:font-size-asian="14pt" style:font-size-complex="14pt"/>
    </style:style>
    <style:style style:name="P8" style:family="paragraph" style:parent-style-name="Text_20_body">
      <style:text-properties fo:font-size="14pt" officeooo:rsid="0182e29c" officeooo:paragraph-rsid="0183c47f" fo:background-color="transparent" style:font-size-asian="14pt" style:font-size-complex="14pt"/>
    </style:style>
    <style:style style:name="P9" style:family="paragraph" style:parent-style-name="Text_20_body">
      <style:text-properties fo:font-size="14pt" officeooo:rsid="0182e29c" officeooo:paragraph-rsid="0184c1fa" fo:background-color="transparent" style:font-size-asian="14pt" style:font-size-complex="14pt"/>
    </style:style>
    <style:style style:name="P10" style:family="paragraph" style:parent-style-name="Text_20_body">
      <style:text-properties fo:font-size="14pt" officeooo:rsid="018325d8" officeooo:paragraph-rsid="018325d8" fo:background-color="transparent" style:font-size-asian="14pt" style:font-size-complex="14pt"/>
    </style:style>
    <style:style style:name="P11" style:family="paragraph" style:parent-style-name="Text_20_body">
      <style:text-properties fo:font-size="14pt" officeooo:rsid="018325d8" officeooo:paragraph-rsid="0184c1fa" fo:background-color="transparent" style:font-size-asian="14pt" style:font-size-complex="14pt"/>
    </style:style>
    <style:style style:name="P12" style:family="paragraph" style:parent-style-name="Text_20_body">
      <style:text-properties fo:font-size="14pt" officeooo:rsid="016ca994" officeooo:paragraph-rsid="01b1b5a8" fo:background-color="transparent" style:font-size-asian="14pt" style:font-size-complex="14pt"/>
    </style:style>
    <style:style style:name="P13" style:family="paragraph" style:parent-style-name="Text_20_body">
      <style:text-properties fo:font-size="14pt" fo:font-weight="normal" officeooo:rsid="003201e5" officeooo:paragraph-rsid="016a166a" fo:background-color="transparent" style:font-size-asian="14pt" style:font-weight-asian="normal" style:font-size-complex="14pt" style:font-weight-complex="normal"/>
    </style:style>
    <style:style style:name="P14" style:family="paragraph" style:parent-style-name="Text_20_body">
      <style:text-properties fo:font-size="14pt" fo:font-weight="normal" officeooo:rsid="01797f71" officeooo:paragraph-rsid="01778395" fo:background-color="transparent" style:font-size-asian="14pt" style:font-weight-asian="normal" style:font-size-complex="14pt" style:font-weight-complex="normal"/>
    </style:style>
    <style:style style:name="P15" style:family="paragraph" style:parent-style-name="Text_20_body">
      <style:text-properties fo:font-size="14pt" fo:font-weight="normal" officeooo:rsid="0180466c" officeooo:paragraph-rsid="0180466c" fo:background-color="transparent" style:font-size-asian="14pt" style:font-weight-asian="normal" style:font-size-complex="14pt" style:font-weight-complex="normal"/>
    </style:style>
    <style:style style:name="P16" style:family="paragraph" style:parent-style-name="Text_20_body">
      <style:text-properties fo:font-size="14pt" fo:font-weight="normal" officeooo:rsid="0180466c" officeooo:paragraph-rsid="01778395" fo:background-color="transparent" style:font-size-asian="14pt" style:font-weight-asian="normal" style:font-size-complex="14pt" style:font-weight-complex="normal"/>
    </style:style>
    <style:style style:name="P17" style:family="paragraph" style:parent-style-name="Text_20_body">
      <style:text-properties fo:font-size="14pt" fo:font-weight="normal" officeooo:rsid="0182e29c" officeooo:paragraph-rsid="0182e29c" fo:background-color="transparent" style:font-size-asian="14pt" style:font-weight-asian="normal" style:font-size-complex="14pt" style:font-weight-complex="normal"/>
    </style:style>
    <style:style style:name="P18" style:family="paragraph" style:parent-style-name="Text_20_body">
      <style:text-properties fo:font-size="14pt" fo:font-weight="normal" officeooo:rsid="018325d8" officeooo:paragraph-rsid="018325d8" fo:background-color="transparent" style:font-size-asian="14pt" style:font-weight-asian="normal" style:font-size-complex="14pt" style:font-weight-complex="normal"/>
    </style:style>
    <style:style style:name="P19" style:family="paragraph" style:parent-style-name="Text_20_body">
      <style:text-properties fo:font-size="14pt" fo:font-weight="normal" officeooo:rsid="01907114" officeooo:paragraph-rsid="01907114" fo:background-color="transparent" style:font-size-asian="14pt" style:font-weight-asian="normal" style:font-size-complex="14pt" style:font-weight-complex="normal"/>
    </style:style>
    <style:style style:name="P20" style:family="paragraph" style:parent-style-name="Text_20_body">
      <style:text-properties fo:font-size="14pt" fo:font-weight="normal" officeooo:rsid="0192cb3b" officeooo:paragraph-rsid="0192a057" fo:background-color="transparent" style:font-size-asian="14pt" style:font-weight-asian="normal" style:font-size-complex="14pt" style:font-weight-complex="normal"/>
    </style:style>
    <style:style style:name="P21" style:family="paragraph" style:parent-style-name="Text_20_body">
      <style:text-properties fo:font-size="14pt" fo:font-weight="normal" officeooo:rsid="019e1448" officeooo:paragraph-rsid="019e1448" fo:background-color="#fff200" style:font-size-asian="14pt" style:font-weight-asian="normal" style:font-size-complex="14pt" style:font-weight-complex="normal"/>
    </style:style>
    <style:style style:name="P22" style:family="paragraph" style:parent-style-name="Text_20_body">
      <style:text-properties fo:font-size="14pt" fo:font-weight="normal" officeooo:rsid="019e1448" officeooo:paragraph-rsid="01abee70" fo:background-color="#fff200" style:font-size-asian="14pt" style:font-weight-asian="normal" style:font-size-complex="14pt" style:font-weight-complex="normal"/>
    </style:style>
    <style:style style:name="P23" style:family="paragraph" style:parent-style-name="Text_20_body">
      <style:text-properties fo:font-size="14pt" fo:font-weight="normal" officeooo:rsid="01a387e1" officeooo:paragraph-rsid="01a79d43" fo:background-color="#fff200" style:font-size-asian="14pt" style:font-weight-asian="normal" style:font-size-complex="14pt" style:font-weight-complex="normal"/>
    </style:style>
    <style:style style:name="P24" style:family="paragraph" style:parent-style-name="Text_20_body">
      <style:text-properties officeooo:rsid="006b1203" officeooo:paragraph-rsid="00560c99"/>
    </style:style>
    <style:style style:name="P25" style:family="paragraph" style:parent-style-name="Heading_20_1">
      <style:text-properties officeooo:rsid="015e8f50" officeooo:paragraph-rsid="015e8f50"/>
    </style:style>
    <style:style style:name="T1" style:family="text">
      <style:text-properties fo:font-weight="bold" style:font-weight-asian="bold" style:font-weight-complex="bold"/>
    </style:style>
    <style:style style:name="T2" style:family="text">
      <style:text-properties fo:font-weight="bold" officeooo:rsid="016a166a" style:font-weight-asian="bold" style:font-weight-complex="bold"/>
    </style:style>
    <style:style style:name="T3" style:family="text">
      <style:text-properties fo:font-weight="bold" officeooo:rsid="01af7a0e" style:font-weight-asian="bold" style:font-weight-complex="bold"/>
    </style:style>
    <style:style style:name="T4" style:family="text">
      <style:text-properties fo:font-weight="bold" officeooo:rsid="01b8a45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5ef835" style:font-weight-asian="normal" style:font-weight-complex="normal"/>
    </style:style>
    <style:style style:name="T7" style:family="text">
      <style:text-properties fo:font-weight="normal" officeooo:rsid="01627684" style:font-weight-asian="normal" style:font-weight-complex="normal"/>
    </style:style>
    <style:style style:name="T8" style:family="text">
      <style:text-properties fo:font-weight="normal" officeooo:rsid="0164b084" style:font-weight-asian="normal" style:font-weight-complex="normal"/>
    </style:style>
    <style:style style:name="T9" style:family="text">
      <style:text-properties fo:font-weight="normal" officeooo:rsid="0166bbea" style:font-weight-asian="normal" style:font-weight-complex="normal"/>
    </style:style>
    <style:style style:name="T10" style:family="text">
      <style:text-properties fo:font-weight="normal" officeooo:rsid="016852dd" style:font-weight-asian="normal" style:font-weight-complex="normal"/>
    </style:style>
    <style:style style:name="T11" style:family="text">
      <style:text-properties fo:font-weight="normal" officeooo:rsid="016a166a" style:font-weight-asian="normal" style:font-weight-complex="normal"/>
    </style:style>
    <style:style style:name="T12" style:family="text">
      <style:text-properties fo:font-weight="normal" officeooo:rsid="01716fff" style:font-weight-asian="normal" style:font-weight-complex="normal"/>
    </style:style>
    <style:style style:name="T13" style:family="text">
      <style:text-properties fo:font-weight="normal" officeooo:rsid="0173038a" style:font-weight-asian="normal" style:font-weight-complex="normal"/>
    </style:style>
    <style:style style:name="T14" style:family="text">
      <style:text-properties fo:font-weight="normal" officeooo:rsid="01770fb3" style:font-weight-asian="normal" style:font-weight-complex="normal"/>
    </style:style>
    <style:style style:name="T15" style:family="text">
      <style:text-properties fo:font-weight="normal" officeooo:rsid="01797f71" style:font-weight-asian="normal" style:font-weight-complex="normal"/>
    </style:style>
    <style:style style:name="T16" style:family="text">
      <style:text-properties fo:font-weight="normal" officeooo:rsid="0182e29c" style:font-weight-asian="normal" style:font-weight-complex="normal"/>
    </style:style>
    <style:style style:name="T17" style:family="text">
      <style:text-properties fo:font-weight="normal" officeooo:rsid="018325d8" style:font-weight-asian="normal" style:font-weight-complex="normal"/>
    </style:style>
    <style:style style:name="T18" style:family="text">
      <style:text-properties fo:font-weight="normal" officeooo:rsid="0183c47f" style:font-weight-asian="normal" style:font-weight-complex="normal"/>
    </style:style>
    <style:style style:name="T19" style:family="text">
      <style:text-properties fo:font-weight="normal" officeooo:rsid="0184c1fa" style:font-weight-asian="normal" style:font-weight-complex="normal"/>
    </style:style>
    <style:style style:name="T20" style:family="text">
      <style:text-properties fo:font-weight="normal" officeooo:rsid="0184db17" style:font-weight-asian="normal" style:font-weight-complex="normal"/>
    </style:style>
    <style:style style:name="T21" style:family="text">
      <style:text-properties fo:font-weight="normal" officeooo:rsid="01858f13" style:font-weight-asian="normal" style:font-weight-complex="normal"/>
    </style:style>
    <style:style style:name="T22" style:family="text">
      <style:text-properties fo:font-weight="normal" officeooo:rsid="01878de9" style:font-weight-asian="normal" style:font-weight-complex="normal"/>
    </style:style>
    <style:style style:name="T23" style:family="text">
      <style:text-properties fo:font-weight="normal" officeooo:rsid="018b68f5" style:font-weight-asian="normal" style:font-weight-complex="normal"/>
    </style:style>
    <style:style style:name="T24" style:family="text">
      <style:text-properties fo:font-weight="normal" officeooo:rsid="01b0a3b7" style:font-weight-asian="normal" style:font-weight-complex="normal"/>
    </style:style>
    <style:style style:name="T25" style:family="text">
      <style:text-properties fo:font-weight="normal" officeooo:rsid="01b3ade8" style:font-weight-asian="normal" style:font-weight-complex="normal"/>
    </style:style>
    <style:style style:name="T26" style:family="text">
      <style:text-properties fo:font-weight="normal" officeooo:rsid="01b8a455" style:font-weight-asian="normal" style:font-weight-complex="normal"/>
    </style:style>
    <style:style style:name="T27" style:family="text">
      <style:text-properties fo:font-weight="normal" officeooo:rsid="01b99a3f" style:font-weight-asian="normal" style:font-weight-complex="normal"/>
    </style:style>
    <style:style style:name="T28" style:family="text">
      <style:text-properties fo:font-weight="normal" officeooo:rsid="01b9ddf6" style:font-weight-asian="normal" style:font-weight-complex="normal"/>
    </style:style>
    <style:style style:name="T29" style:family="text">
      <style:text-properties fo:font-weight="normal" fo:background-color="#fff200" loext:char-shading-value="0" style:font-weight-asian="normal" style:font-weight-complex="normal"/>
    </style:style>
    <style:style style:name="T30" style:family="text">
      <style:text-properties fo:font-weight="normal" officeooo:rsid="018325d8" fo:background-color="#fff200" loext:char-shading-value="0" style:font-weight-asian="normal" style:font-weight-complex="normal"/>
    </style:style>
    <style:style style:name="T31" style:family="text">
      <style:text-properties fo:font-weight="normal" officeooo:rsid="0184c1fa" fo:background-color="#fff200" loext:char-shading-value="0" style:font-weight-asian="normal" style:font-weight-complex="normal"/>
    </style:style>
    <style:style style:name="T32" style:family="text">
      <style:text-properties fo:font-weight="normal" officeooo:rsid="01797f71" fo:background-color="#fff200" loext:char-shading-value="0" style:font-weight-asian="normal" style:font-weight-complex="normal"/>
    </style:style>
    <style:style style:name="T33" style:family="text">
      <style:text-properties fo:font-weight="normal" officeooo:rsid="01778395" fo:background-color="#fff200" loext:char-shading-value="0" style:font-weight-asian="normal" style:font-weight-complex="normal"/>
    </style:style>
    <style:style style:name="T34" style:family="text">
      <style:text-properties fo:font-weight="normal" officeooo:rsid="017d33b1" fo:background-color="#fff200" loext:char-shading-value="0" style:font-weight-asian="normal" style:font-weight-complex="normal"/>
    </style:style>
    <style:style style:name="T35" style:family="text">
      <style:text-properties fo:font-weight="normal" officeooo:rsid="017024a8" fo:background-color="#fff200" loext:char-shading-value="0" style:font-weight-asian="normal" style:font-weight-complex="normal"/>
    </style:style>
    <style:style style:name="T36" style:family="text">
      <style:text-properties fo:font-weight="normal" officeooo:rsid="01770fb3" fo:background-color="#fff200" loext:char-shading-value="0" style:font-weight-asian="normal" style:font-weight-complex="normal"/>
    </style:style>
    <style:style style:name="T37" style:family="text">
      <style:text-properties fo:font-weight="normal" officeooo:rsid="01b1b5a8" fo:background-color="#fff200" loext:char-shading-value="0" style:font-weight-asian="normal" style:font-weight-complex="normal"/>
    </style:style>
    <style:style style:name="T38" style:family="text">
      <style:text-properties fo:font-weight="normal" officeooo:rsid="01b8a455" fo:background-color="#fff200" loext:char-shading-value="0" style:font-weight-asian="normal" style:font-weight-complex="normal"/>
    </style:style>
    <style:style style:name="T39" style:family="text">
      <style:text-properties officeooo:rsid="005117eb"/>
    </style:style>
    <style:style style:name="T40" style:family="text">
      <style:text-properties officeooo:rsid="00560c99"/>
    </style:style>
    <style:style style:name="T41" style:family="text">
      <style:text-properties officeooo:rsid="015ecf50"/>
    </style:style>
    <style:style style:name="T42" style:family="text">
      <style:text-properties officeooo:rsid="016852dd"/>
    </style:style>
    <style:style style:name="T43" style:family="text">
      <style:text-properties officeooo:rsid="016852dd" fo:background-color="#ffffff" loext:char-shading-value="0"/>
    </style:style>
    <style:style style:name="T44" style:family="text">
      <style:text-properties officeooo:rsid="016a166a" fo:background-color="#ffffff" loext:char-shading-value="0"/>
    </style:style>
    <style:style style:name="T45" style:family="text">
      <style:text-properties officeooo:rsid="018e08c3"/>
    </style:style>
    <style:style style:name="T46" style:family="text">
      <style:text-properties officeooo:rsid="0191ae75"/>
    </style:style>
    <style:style style:name="T47" style:family="text">
      <style:text-properties officeooo:rsid="0192a057"/>
    </style:style>
    <style:style style:name="T48" style:family="text">
      <style:text-properties officeooo:rsid="0197ffd4"/>
    </style:style>
    <style:style style:name="T49" style:family="text">
      <style:text-properties officeooo:rsid="0192a057" fo:background-color="#fff200" loext:char-shading-value="0"/>
    </style:style>
    <style:style style:name="T50" style:family="text">
      <style:text-properties officeooo:rsid="0192cb3b" fo:background-color="transparent" loext:char-shading-value="0"/>
    </style:style>
    <style:style style:name="T51" style:family="text">
      <style:text-properties officeooo:rsid="0197ffd4" fo:background-color="transparent" loext:char-shading-value="0"/>
    </style:style>
    <style:style style:name="T52" style:family="text">
      <style:text-properties officeooo:rsid="01a3a3ec" fo:background-color="transparent" loext:char-shading-value="0"/>
    </style:style>
    <style:style style:name="T53" style:family="text">
      <style:text-properties officeooo:rsid="01a46ca7" fo:background-color="transparent" loext:char-shading-value="0"/>
    </style:style>
    <style:style style:name="T54" style:family="text">
      <style:text-properties officeooo:rsid="01a5fbc8" fo:background-color="transparent" loext:char-shading-value="0"/>
    </style:style>
    <style:style style:name="T55" style:family="text">
      <style:text-properties officeooo:rsid="01a79d43" fo:background-color="transparent" loext:char-shading-value="0"/>
    </style:style>
    <style:style style:name="T56" style:family="text">
      <style:text-properties officeooo:rsid="01b9ddf6" fo:background-color="transparent" loext:char-shading-value="0"/>
    </style:style>
    <style:style style:name="T57" style:family="text">
      <style:text-properties officeooo:rsid="01bad39e" fo:background-color="transparent" loext:char-shading-value="0"/>
    </style:style>
    <style:style style:name="T58" style:family="text">
      <style:text-properties officeooo:rsid="01a85d6b"/>
    </style:style>
    <style:style style:name="T59" style:family="text">
      <style:text-properties officeooo:rsid="01a9c136"/>
    </style:style>
    <style:style style:name="T60" style:family="text">
      <style:text-properties officeooo:rsid="01abee70"/>
    </style:style>
    <style:style style:name="T61" style:family="text">
      <style:text-properties officeooo:rsid="01b9ddf6"/>
    </style:style>
    <style:style style:name="T62" style:family="text">
      <style:text-properties officeooo:rsid="01bad39e"/>
    </style:style>
    <style:style style:name="T63" style:family="text">
      <style:text-properties officeooo:rsid="01bad39e"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Formacion de imagenes <text:span text:style-name="T41">digital</text:span></text:h>
      <text:p text:style-name="P1"/>
      <text:p text:style-name="P2"><text:span text:style-name="T3">81</text:span><text:span text:style-name="T1">)</text:span> Buen día, <text:span text:style-name="T39">Hoy hablaremos de la formacion digital de imágenes.</text:span></text:p>
      <text:p text:style-name="P3"><text:span text:style-name="T3">81</text:span><text:span text:style-name="T1">)</text:span> <text:span text:style-name="T40">En la clase pasada vimos que a partir del sensado en diferentes longitudes de onda obtenemos imagenes digitales. </text:span><text:span text:style-name="T6">Veamos ahora las características de una imagen digital.</text:span></text:p>
      <text:p text:style-name="P4"><text:span text:style-name="T3">82-</text:span><text:span text:style-name="T4">83</text:span><text:span text:style-name="T1">)</text:span><text:span text:style-name="T5"> </text:span><text:span text:style-name="T7">Una imagen digital </text:span><text:span text:style-name="T12">o archivo de tipo raster</text:span><text:span text:style-name="T7"> esta compuest</text:span><text:span text:style-name="T12">o</text:span><text:span text:style-name="T7"> </text:span><text:span text:style-name="T9">por elementos discretos denominados pixeles </text:span><text:span text:style-name="T13">agrupados en dos dimensiones</text:span><text:span text:style-name="T8">. <text:s/></text:span><text:span text:style-name="T10">Cada pixel tiene un único valor numérico </text:span><text:span text:style-name="T11">y comunmente se denomina valor de brillo. </text:span><text:span text:style-name="T24">Este valor representa la intensidad con la que brilla un pixel. A valores mayores, mayor </text:span><text:span text:style-name="T25">intensidad de</text:span><text:span text:style-name="T24"> brillo tendrá un pixel y viceversa.</text:span></text:p>
      <text:p text:style-name="P13"><text:span text:style-name="T4">83-84</text:span><text:span text:style-name="T1">) </text:span><text:span text:style-name="T2">E</text:span><text:span text:style-name="T42">ste valor numérico puede representar </text:span><text:span text:style-name="T43">radiancia, reflectancia o alguna variable obtenida a partir de un sensor remoto como un valor de altura, </text:span><text:span text:style-name="T44">concentracion de gases atmosféricos o concentración de clorofila.</text:span></text:p>
      <text:p text:style-name="P12"><text:span text:style-name="T38">85</text:span><text:span text:style-name="T29">) </text:span><text:span text:style-name="T33">Recordemos que en la clase anterior vimos que </text:span><text:span text:style-name="T34">a </text:span><text:span text:style-name="T33">una imagen </text:span><text:span text:style-name="T37">se la nombra comunmente como banda</text:span><text:span text:style-name="T35">. </text:span><text:span text:style-name="T36">Asimismo, es habitual tener en un mismo archivo digital varias </text:span><text:span text:style-name="T37">imagenes o bandas</text:span><text:span text:style-name="T36">. Por convención utilizaremos el término banda a una imagen sensada </text:span><text:span text:style-name="T37">en una</text:span><text:span text:style-name="T36"> longitud de onda </text:span><text:span text:style-name="T33">o </text:span><text:span text:style-name="T37">un </text:span><text:span text:style-name="T33">producto derivado </text:span><text:span text:style-name="T36">e imagen al conjunto de bandas.</text:span><text:span text:style-name="T14"> </text:span><text:span text:style-name="T15">(</text:span><text:span text:style-name="T32">Meter gráfico</text:span><text:span text:style-name="T15">).</text:span></text:p>
      <text:p text:style-name="P14"/>
      <text:p text:style-name="P5"><text:span text:style-name="T26">86</text:span><text:span text:style-name="T5">) En la primer clase hablamos de la resolución espacial y temporal. En esta clase definiremos los conceptos de resolución radiométrica y espectral.</text:span></text:p>
      <text:p text:style-name="P15"/>
      <text:p text:style-name="P6"><text:span text:style-name="T27">8</text:span><text:span text:style-name="T28">6</text:span><text:span text:style-name="T5">) La resolución radiométrica describe el rango y el número </text:span><text:span text:style-name="T16">posible de valores de </text:span><text:span text:style-name="T5">brillo. Frec</text:span><text:span text:style-name="T16">u</text:span><text:span text:style-name="T5">entemente </text:span><text:span text:style-name="T16">se expresa</text:span><text:span text:style-name="T5"> en </text:span><text:span text:style-name="T16">forma de numeros</text:span><text:span text:style-name="T5"> binarios o bits necesarios para representar </text:span><text:span text:style-name="T21">dicho</text:span><text:span text:style-name="T5"> rango. </text:span><text:span text:style-name="T17">A mayor resolución radiométrica, mayor sensibilidad tiene el sensor para medir intensidades de radiancia, por lo tanto las imagenes con mayor resolución radiométrica presentarán más </text:span><text:span text:style-name="T30">detalle</text:span><text:span text:style-name="T17"> en las intensidades de los pixeles.</text:span></text:p>
      <text:p text:style-name="P17">Veamos algunos ejemplos</text:p>
      <text:p text:style-name="P18"><text:span text:style-name="T61">87-88) </text:span>8 bits de resolución.</text:p>
      <text:p text:style-name="P7"><text:span text:style-name="T5">Los pixeles de una </text:span><text:span text:style-name="T29">imagen</text:span><text:span text:style-name="T5"> cuya resolución radiométrica de 8 bits, es decir dos elevado a la octava potencia, puede</text:span><text:span text:style-name="T18">n</text:span><text:span text:style-name="T5"> tomar valores enteros de brillo entre 0 y 255. </text:span><text:soft-page-break/><text:span text:style-name="T23">L</text:span><text:span text:style-name="T5">os pixeles más brillantes tendran valores más cercanos a 255 mientras que los pixeles más oscuros a 0. </text:span></text:p>
      <text:p text:style-name="P10"><text:span text:style-name="T28">89-90) </text:span><text:span text:style-name="T18">4</text:span><text:span text:style-name="T5"> bits de resolución.</text:span></text:p>
      <text:p text:style-name="P8"><text:span text:style-name="T5">Los pixeles de una </text:span><text:span text:style-name="T29">imagen</text:span><text:span text:style-name="T5"> </text:span><text:span text:style-name="T22">con resolución radiométrica de</text:span><text:span text:style-name="T5"> </text:span><text:span text:style-name="T18">4</text:span><text:span text:style-name="T5"> bits, puede</text:span><text:span text:style-name="T18">n</text:span><text:span text:style-name="T5"> tomar valores enteros de brillo entre 0 y </text:span><text:span text:style-name="T18">15</text:span><text:span text:style-name="T5">. </text:span><text:span text:style-name="T23">L</text:span><text:span text:style-name="T5">os pixeles más brillantes tendran valores cercanos a </text:span><text:span text:style-name="T18">15</text:span><text:span text:style-name="T5"> mientras que los pixeles más oscuros a 0. </text:span><text:span text:style-name="T22">Si comparamos c</text:span><text:span text:style-name="T18">on la imagen de 8 bits, la imagen de 4 bits </text:span><text:span text:style-name="T22">presenta </text:span><text:span text:style-name="T18">perdida de detalle en las zonas de cultivos, en </text:span><text:span text:style-name="T19">la zona oeste de la imagen.</text:span></text:p>
      <text:p text:style-name="P11"><text:span text:style-name="T28">91-92) </text:span><text:span text:style-name="T19">2</text:span><text:span text:style-name="T5"> bits de resolución.</text:span></text:p>
      <text:p text:style-name="P9"><text:span text:style-name="T19">Los pixeles de una </text:span><text:span text:style-name="T31">imagen</text:span><text:span text:style-name="T19"> cuya resolución radiométrica </text:span><text:span text:style-name="T18">es de</text:span><text:span text:style-name="T19"> 2 bits, puede</text:span><text:span text:style-name="T18">n</text:span><text:span text:style-name="T19"> tomar valores enteros de brillo entre 0 y 3. </text:span><text:span text:style-name="T23">L</text:span><text:span text:style-name="T19">os pixeles más brillantes tendran valores más cercanos a 3 mientras que los pixeles más oscuros a 0. </text:span><text:span text:style-name="T18">En comparación con la imagen de 8 bits, en la imagen de </text:span><text:span text:style-name="T19">2</text:span><text:span text:style-name="T18"> bits </text:span><text:span text:style-name="T19">ya no es posible distinguir zonas urbanas de cursos de agua, ya que esos pixeles tienen el mismo valor, en tanto en las zonas de cultivo, toman dos valores posibles.</text:span></text:p>
      <text:p text:style-name="P11"><text:span text:style-name="T28">93-94) </text:span><text:span text:style-name="T20">1</text:span><text:span text:style-name="T5"> bits de resolución.</text:span></text:p>
      <text:p text:style-name="P9"><text:span text:style-name="T28">95) </text:span><text:span text:style-name="T19">Los pixeles de una </text:span><text:span text:style-name="T31">imagen</text:span><text:span text:style-name="T19"> cuya resolución radiométrica </text:span><text:span text:style-name="T18">es de</text:span><text:span text:style-name="T19"> </text:span><text:span text:style-name="T20">1</text:span><text:span text:style-name="T19"> bit, </text:span><text:span text:style-name="T20">los pixeles pueden tomar solo dos valores, 0 y 1</text:span><text:span text:style-name="T19">. </text:span><text:span text:style-name="T18">En comparación con la imagen de 8 bits, </text:span><text:span text:style-name="T20">1</text:span><text:span text:style-name="T18"> bit </text:span><text:span text:style-name="T20">apenas se puede distinguir entre dos tipos de usos y coberturas.</text:span></text:p>
      <text:p text:style-name="P18">La resolución espectral es el número y la dimensión de los intervalos de longitud de onda específicos en el espectro <text:span text:style-name="T45">electromagnético. Una definición más operativa sería el número y ancho de bandas espectrales en el que adquiere una plataforma satelital.</text:span></text:p>
      <text:p text:style-name="P19">Veamos un ejemplo:</text:p>
      <text:p text:style-name="P19"><text:span text:style-name="T61">96) En el grafico observamos</text:span> firmas espectrales características de un cuerpo de agua, vegetación y suelo sin cobertura vegetal. <text:span text:style-name="T46">El rectangulo gris</text:span>, corresponde a una banda espectral <text:span text:style-name="T47">cuyo ancho va desde los 420</text:span><text:span text:style-name="T49"> a 680 </text:span><text:span text:style-name="T47">nm aproximadamente. Observamos que dentro del rango espectral que cubre la banda, la firma espectral de la vegetación varía ampliamente con un pico en el verde y un valle en el rojo. Sin embargo, con este ancho de banda, </text:span><text:span text:style-name="T49">no se detectarán estas variaciones. </text:span></text:p>
      <text:p text:style-name="P20"><text:span text:style-name="T61">97) </text:span>En el siguiente ejemplo observamos que un mismo rango espectral, es cubierto por dos bandas. Veamos con un poco de detalle la firma espectral en ese rango. Vemos un pico en el verde y un valle en el rojo. <text:span text:style-name="T48">Observamos una banda espectral que va desde los 420 a los 550 nm y otra desde los 550 a los 680 nanometros. En este caso es posible sensar el pico de reflectancia en el verde y el valle de aborsión en el rojo. </text:span></text:p>
      <text:p text:style-name="P21"><text:soft-page-break/></text:p>
      <text:p text:style-name="P21"/>
      <text:p text:style-name="P23"><text:span text:style-name="T56">98) </text:span><text:span text:style-name="T63">(falta diapo fran) </text:span><text:span text:style-name="T50">En el siguiente ejemplo observamos que un mismo rango espectral, es cubierto por </text:span><text:span text:style-name="T52">tres</text:span><text:span text:style-name="T50"> bandas. </text:span><text:span text:style-name="T54">Una</text:span><text:span text:style-name="T51"> banda espectral desde los 420 a los </text:span><text:span text:style-name="T52">505</text:span><text:span text:style-name="T51"> nm, otra desde los </text:span><text:span text:style-name="T52">505</text:span><text:span text:style-name="T51"> a los </text:span><text:span text:style-name="T52">595</text:span><text:span text:style-name="T51"> nanometros </text:span><text:span text:style-name="T53">y otra desde 595 a 680</text:span><text:span text:style-name="T51">. En este caso es posible sensar el pico de reflectancia en el verde, el valle de aborsión en el rojo </text:span><text:span text:style-name="T55">y la zona intermedia entre el pico y el valle. </text:span></text:p>
      <text:p text:style-name="P22"><text:span text:style-name="T62">99) Por otro lado</text:span>, las plataformas satelitales pueden ser multiespectrales <text:span text:style-name="T62">o hiperspectrales. Las multiespectrales llevan sensores que </text:span>registra <text:span text:style-name="T59">en multiples bandas cubriendo en algunas zonas del . Las hiperespectrales en cambio, llevan sensores que registran cientos de bandas espectrales cubriendo de manera continua un rango . Meter gráfico comparativo Fran</text:span></text:p>
      <text:p text:style-name="P22"/>
      <text:p text:style-name="P22"/>
      <text:p text:style-name="P15"/>
      <text:p text:style-name="P15"><text:s/></text:p>
      <text:p text:style-name="P16"/>
      <text:p text:style-name="P16"/>
      <text:p text:style-name="P14"/>
      <text:p text:style-name="P1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4-01T11:37:22.113551404</dc:date>
    <meta:editing-duration>P3DT2H34M9S</meta:editing-duration>
    <meta:editing-cycles>212</meta:editing-cycles>
    <meta:generator>LibreOffice/6.0.7.3$Linux_X86_64 LibreOffice_project/00m0$Build-3</meta:generator>
    <meta:document-statistic meta:table-count="0" meta:image-count="0" meta:object-count="0" meta:page-count="3" meta:paragraph-count="24" meta:word-count="866" meta:character-count="5098" meta:non-whitespace-character-count="4249"/>
  </office:meta>
</office:document-meta>
</file>